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18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57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8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iend" draw:style-name="dp1" draw:master-page-name="Default" presentation:presentation-page-layout-name="AL1T0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2">friend</text:span></text:p>
          </draw:text-box>
        </draw:frame>
        <presentation:notes draw:style-name="dp2">
          <draw:page-thumbnail draw:name="מציין מיקום של תמונת שקופית 1" draw:style-name="gr2" draw:layer="layout" svg:width="13.321cm" svg:height="9.996cm" svg:x="-1.662cm" svg:y="0cm" draw:page-number="1" presentation:class="page"/>
          <draw:frame draw:name="מציין מיקום של הערות 2" presentation:style-name="pr2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" draw:text-style-name="P9" draw:layer="layout" svg:width="24.349cm" svg:height="13.426cm" svg:x="0.832cm" svg:y="3.184cm" presentation:class="outline" presentation:user-transformed="true">
          <draw:text-box>
            <text:p text:style-name="P6"><text:span text:style-name="T3"/></text:p>
            <text:p text:style-name="P6"><text:span text:style-name="T3">Friend function in a class:</text:span></text:p>
            <text:list text:style-name="L3">
              <text:list-item>
                <text:list>
                  <text:list-item>
                    <text:p text:style-name="P7"><text:span text:style-name="T3">Not a method of the class</text:span></text:p>
                  </text:list-item>
                  <text:list-item>
                    <text:p text:style-name="P7"><text:span text:style-name="T3">Have access to the class’s private and protected </text:span></text:p>
                  </text:list-item>
                </text:list>
              </text:list-item>
            </text:list>
            <text:p text:style-name="P8"><text:span text:style-name="T3">data members</text:span></text:p>
            <text:list text:continue-numbering="true" text:style-name="L3">
              <text:list-item>
                <text:list>
                  <text:list-item>
                    <text:p text:style-name="P7"><text:span text:style-name="T3">Defined inside the class scope</text:span></text:p>
                  </text:list-item>
                </text:list>
              </text:list-item>
            </text:list>
          </draw:text-box>
        </draw:frame>
        <draw:frame draw:name="כותרת 2" presentation:style-name="pr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2">friend functions</text:span><text:span text:style-name="T4"> (folder 5)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2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5" draw:text-style-name="P9" draw:layer="layout" svg:width="22.505cm" svg:height="11.044cm" svg:x="0.899cm" svg:y="3.9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3">A class can allow other classes to access its </text:span></text:p>
                  </text:list-item>
                </text:list>
              </text:list-item>
            </text:list>
            <text:p text:style-name="P11"><text:span text:style-name="T3">private data members</text:span></text:p>
            <text:list text:continue-numbering="true" text:style-name="L4">
              <text:list-item>
                <text:list>
                  <text:list-item>
                    <text:p text:style-name="P10"><text:span text:style-name="T5">QUESTION: Is the friendship link one-sided or two-sided? I.e:</text:span></text:p>
                    <text:list>
                      <text:list-item>
                        <text:p><text:span text:style-name="T5">Suppose class A is a friend of class B.</text:span></text:p>
                      </text:list-item>
                      <text:list-item>
                        <text:p><text:span text:style-name="T5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כותרת 2" draw:style-name="gr3" draw:text-style-name="P4" draw:layer="layout" svg:width="8.976cm" svg:height="1.772cm" svg:x="3.403cm" svg:y="1.123cm">
          <text:p text:style-name="P13"><text:span text:style-name="T2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3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>
        <office:forms form:automatic-focus="false" form:apply-design-mode="false"/>
        <draw:custom-shape draw:name="מציין מיקום של מספר שקופית 2" draw:style-name="gr1" draw:text-style-name="P2" draw:layer="layout" svg:width="1.203cm" svg:height="0.936cm" svg:x="24.196cm" svg:y="18.113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6" draw:text-style-name="P9" draw:layer="layout" svg:width="24.01cm" svg:height="15.703cm" svg:x="0.832cm" svg:y="3.184cm" presentation:class="outline" presentation:user-transformed="true">
          <draw:text-box>
            <text:p text:style-name="P14"><text:span text:style-name="T7"><text:s/></text:span><text:span text:style-name="T8">class IntTree {</text:span></text:p>
            <text:p text:style-name="P12"><text:span text:style-name="T8"><text:tab/></text:span><text:span text:style-name="T8">…</text:span></text:p>
            <text:p text:style-name="P12"><text:span text:style-name="T8"><text:tab/></text:span><text:span text:style-name="T9">friend</text:span><text:span text:style-name="T8"> class IntTreeIterator;</text:span></text:p>
            <text:p text:style-name="P15"><text:span text:style-name="T8">};</text:span></text:p>
            <text:p text:style-name="P12"><text:span text:style-name="T10"/></text:p>
            <text:p text:style-name="P12"><text:span text:style-name="T10"/></text:p>
            <text:p text:style-name="P15"><text:span text:style-name="T11">// TreeIterator can access Tree's data members</text:span></text:p>
            <text:p text:style-name="P15"><text:span text:style-name="T8">IntTreeIterator&amp; IntTreeIterator::next() </text:span><text:span text:style-name="T12">{</text:span></text:p>
            <text:p text:style-name="P12"><text:span text:style-name="T12"><text:s text:c="4"/></text:span><text:span text:style-name="T12">...</text:span></text:p>
            <text:p text:style-name="P12"><text:span text:style-name="T8"><text:tab/></text:span><text:span text:style-name="T8">return *this;</text:span></text:p>
            <text:p text:style-name="P15"><text:span text:style-name="T8">}</text:span></text:p>
          </draw:text-box>
        </draw:frame>
        <draw:frame draw:name="כותרת 2" presentation:style-name="pr7" draw:text-style-name="P4" draw:layer="layout" svg:width="15.325cm" svg:height="3.427cm" svg:x="3.364cm" svg:y="0.296cm" presentation:class="title" presentation:user-transformed="true">
          <draw:text-box>
            <text:p text:style-name="P16"><text:span text:style-name="T2">friend classes - example</text:span></text:p>
          </draw:text-box>
        </draw:frame>
        <presentation:notes draw:style-name="dp2">
          <draw:page-thumbnail draw:name="מציין מיקום של תמונת שקופית 1" draw:style-name="gr2" draw:layer="layout" svg:width="12.69cm" svg:height="9.52cm" svg:x="3.179cm" svg:y="1.931cm" draw:page-number="4" presentation:class="page"/>
          <draw:frame draw:name="מציין מיקום של הערות 2" presentation:style-name="pr2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4</meta:editing-cycles>
    <meta:print-date>2006-12-12T13:43:12</meta:print-date>
    <meta:creation-date>2002-10-18T11:19:22</meta:creation-date>
    <dc:date>2019-03-11T22:59:32.625876727</dc:date>
    <meta:editing-duration>P3DT6H13M3S</meta:editing-duration>
    <meta:generator>LibreOffice/6.1.5.2$Linux_X86_64 LibreOffice_project/10$Build-2</meta:generator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